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 risultati della ricerca indicano che l'indirizzo <text:span text:style-name="T2">Via San Carlo, 19 a Bologna</text:span> è associato a una proprietà chiamata <text:span text:style-name="T3">"Casa Carracci"</text:span> o "San Carlo Holiday House" che attualmente viene affittata come appartamento vacanze.</text:p>
      <text:p text:style-name="Normale">Alcune fonti menzionano che l'edificio, un antico palazzo del '700 o dell'800 denominato "Casa Carracci" e tutelato dalla Soprintendenza dei Beni Culturali, è ritenuto il luogo dove <text:span text:style-name="T4">Ludovico Carracci</text:span> visse dal 1555 al 1609 e dove fu uno dei laboratori dei cugini Carracci, fondatori dell'<text:span text:style-name="T5">Accademia degli Incamminati</text:span>.</text:p>
      <text:p text:style-name="Normale">È importante notare che, storicamente, la casa dei Carracci (in riferimento anche ad Agostino e Annibale) è spesso associata anche a <text:span text:style-name="T6">Via Rolandino, 1</text:span> (la cosiddetta "Casa Berò Gradi" o "Casa Berò detta dei Carracci"), che subì restauri nel XIX secolo.</text:p>
      <text:p text:style-name="Normale">In sintesi, l'immobile di <text:span text:style-name="T7">Via San Carlo, 19</text:span> è promosso come un appartamento vacanze sito in quello che viene identificato come il palazzo dove visse e lavorò il pittore Ludovico Carracci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0:54:00Z</meta:creation-date>
    <dc:date>2025-11-01T20:56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45" meta:character-count="976" meta:row-count="6" meta:non-whitespace-character-count="832"/>
  </office:meta>
</office:document-meta>
</file>